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1DE49DFB355D1B2CB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4" style:family="graphic" style:parent-style-name="standard">
      <style:graphic-properties draw:stroke="none" draw:fill="none" fo:min-height="6.36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style:font-name="Comic Sans MS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omic Sans MS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omic Sans MS" fo:font-size="18pt" fo:font-weight="bold" fo:background-color="#ffffff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7.139cm" svg:height="4.478cm" svg:x="1.669cm" svg:y="1.475cm" svg:viewBox="0 0 17140 4479" svg:d="M244 275c590-273 1129 198 1750-122 385-199 868-178 1303-81 439 98 893 91 1343 122 492 32 972 45 1465 81 475 33 950 52 1425 81 446 26 892 29 1343 41 544 13 1082-134 1629-163 535-30 1054-134 1587-81 487 47 978 79 1466 122 438 38 864-88 1302-41 448 48 894-103 1343 0 432 99 988 400 937 937-42 445 17 893-82 1343-94 428-228 839-325 1262-132 574-798 613-1222 529-466-94-935 21-1384-82-466-107-832 128-1302 0-539-148-1115-60-1669-122-486-56-981-72-1465 0-486 71-937-92-1425-122-462-30-848 67-1303 82-426 14-881 189-1262 0-438-219-959-290-1384-41-404 235-900 176-1343 285-415 102-807 91-1221 122-489 36-976 71-1465 41h-285z">
          <text:p/>
        </draw:path>
        <draw:frame draw:style-name="gr2" draw:text-style-name="P3" draw:layer="layout" svg:width="17.25cm" svg:height="4.195cm" svg:x="1.181cm" svg:y="1.195cm">
          <draw:text-box>
            <text:p text:style-name="P2"><text:span text:style-name="T1">ΑΥΤΟ ΕΙΝΑΙ ΤΟ GIT. ΠΑΡΑΚΟΛΟΥΘΕΙ ΤΗΝ ΟΜΑΔΙΚΗ ΕΡΓΑΣΙΑ ΣΕ ΠΡΟΤΖΕΚΤ ΜΕΣΩ ΕΝΟΣ ΟΜΟΡΦΟΥ ΚΑΤΑΝΕΜΗΜΕΝΟΥ ΜΟΝΤΕΛΟΥ ΤΗΣ ΘΕΩΡΙΑΣ ΤΩΝ ΓΡΑΦΩΝ.</text:span></text:p>
          </draw:text-box>
        </draw:frame>
        <draw:path draw:style-name="gr1" draw:text-style-name="P1" draw:layer="layout" svg:width="11.277cm" svg:height="1.93cm" svg:x="8.182cm" svg:y="5.56cm" svg:viewBox="0 0 11278 1931" svg:d="M0 261c450 135 933 135 1384 40 454-96 907-433 1383-244 413 164 856 278 1303 244 450-36 901 40 1343 122 416 77 842 71 1262 41 423-32 841-54 1262-41 437 12 864-42 1303-40 419 1 831 83 1261 40 643-65 602 517 733 855 228 586-482 633-814 652-462 25-859-271-1303-285-439-14-858 206-1302 203-475-4-951 0-1425 0-434 0-870 7-1302 0-530-9-1028-211-1547-285-435-63-860-212-1303-203-442 9-868 138-1302 203h-529l-326-81z">
          <text:p/>
        </draw:path>
        <draw:frame draw:style-name="gr3" draw:text-style-name="P5" draw:layer="layout" svg:width="10cm" svg:height="2.223cm" svg:x="9.5cm" svg:y="5.527cm">
          <draw:text-box>
            <text:p text:style-name="P4"><text:span text:style-name="T1">ΚΟΥΛ. ΠΩΣ ΤΟ ΧΡΗΣΙΜΟΠΟΙΟΥΜΕ;</text:span></text:p>
          </draw:text-box>
        </draw:frame>
        <draw:path draw:style-name="gr1" draw:text-style-name="P1" draw:layer="layout" svg:width="15.956cm" svg:height="6.392cm" svg:x="1.628cm" svg:y="7.505cm" svg:viewBox="0 0 15957 6393" svg:d="M0 269c505 65 995-112 1506 0 412 90 842 33 1262 0 499-39 1001-40 1506-40 497 0 976-111 1465-41 419 60 841 36 1262 41 487 7 982 64 1466 0 459-61 814 232 1262 163 415-63 833 17 1261 40 497 27 960 59 1466 0 447-52 894-88 1343-122 545-41 1064-164 1588-285 746-171 405 576 529 936 140 406-112 846-204 1262-107 485-404 898-610 1344-184 398-390 791-407 1261-17 474-321 897-611 1262-322 405-892 270-1343 245-434-24-870-14-1303 0-524 18-1020-162-1547-123-406 30-816 12-1221 0-408-12-816-150-1221-81-513 88-913-191-1465-41-455 124-910 178-1384 163-466-15-914 202-1384 122-418-70-857 70-1262-40-491-133-973-208-1466-204h-203z">
          <text:p/>
        </draw:path>
        <draw:frame draw:style-name="gr4" draw:text-style-name="P6" draw:layer="layout" svg:width="15.773cm" svg:height="6.611cm" svg:x="0.977cm" svg:y="7.889cm">
          <draw:text-box>
            <text:p><text:span text:style-name="T2">ΔΕΝ ΕΧΩ ΙΔΕΑ. ΑΠΛΑ ΑΠΟΜΝΗΜΟΝΕΥΕΙΣ ΟΛΕΣ ΑΥΤΕΣ ΤΙΣ ΕΝΤΟΛΕΣ ΚΑΙ ΤΙΣ ΠΛΗΚΤΡΟΛΟΓΕΙΤΕ ΓΙΑ ΝΑ ΣΥΓΧΡΟΝΙΣΤΕΙΤΕ. ΑΜΑ ΣΟΥ ΒΓΑΛΕΙ ΣΦΑΛΜΑ, ΑΠΟΘΗΚΕΥΕΙΣ ΤΗΝ ΔΟΥΛΕΙΑ ΣΟΥ ΑΛΛΟΥ, ΔΙΑΓΡΑΦΕΙΣ ΤΟ ΠΡΟΤΖΕΚΤ ΚΑΙ ΚΑΤΕΒΑΖΕΙΣ </text:span><text:span text:style-name="T3">ΕΝΑ</text:span><text:span text:style-name="T2"> ΚΑΙΝΟΥΡΙΟ </text:span><text:span text:style-name="T3">ΑΝΤΙΓΡΑΦΟ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4A000001DE49DFB355D1B2CB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00:37:24.841625527</meta:creation-date>
    <dc:date>2023-05-10T13:41:12.419401981</dc:date>
    <meta:editing-duration>PT6M44S</meta:editing-duration>
    <meta:editing-cycles>2</meta:editing-cycles>
    <meta:generator>LibreOffice/7.3.7.2$Linux_X86_64 LibreOffice_project/30$Build-2</meta:generator>
    <meta:document-statistic meta:object-count="6"/>
  </office:meta>
</office:document-meta>
</file>